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/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/>
      <text:h text:style-name="Heading_20_1" text:outline-level="1"/>
      <text:h text:style-name="Heading_20_1" text:outline-level="1">The access modifiers in Java specifies the accessibility or scope of a field, method, constructor, or class. </text:h>
      <text:p text:style-name="Text_20_body">We can change the access level of fields, constructors, methods, and class by applying the access modifier on it.</text:p>
      <text:p text:style-name="Text_20_body">Access modifiers are used to set the accessibility (visibility) of classes, interfaces, variables, methods, constructors, data members, and the setter methods. </text:p>
      <text:p text:style-name="Text_20_body">For example, class Animal { public void method1() {...} private void method2() {...} }.</text:p>
      <text:p text:style-name="Text_20_body">Simply put, there are four access modifiers: public, private, protected and default (no keyword). </text:p>
      <text:p text:style-name="Text_20_body">Before we begin let's note that a top-level class can use public or default access modifiers only. </text:p>
      <text:p text:style-name="Text_20_body">At the member level, we can use all four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de" fo:country="DE" style:font-name-asian="Lucida Sans Unicode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de" fo:country="DE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WikiMath" style:family="text">
      <style:text-properties fo:background-color="#ffff99"/>
    </style:style>
    <style:style style:name="WikiLink" style:family="text">
      <style:text-properties fo:color="#0000ff" loext:opacity="100%" style:text-underline-style="solid" style:text-underline-width="auto" style:text-underline-color="font-color" fo:background-color="transparen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1.2$Windows_X86_64 LibreOffice_project/7cbcfc562f6eb6708b5ff7d7397325de9e764452</meta:generator>
    <meta:creation-date>2022-09-08T11:44:51.706000000</meta:creation-date>
    <dc:language>de-DE</dc:language>
    <meta:editing-cycles>2</meta:editing-cycles>
    <meta:editing-duration>PT8M29S</meta:editing-duration>
    <dc:date>2022-09-08T11:53:18.952000000</dc:date>
    <meta:document-statistic meta:table-count="0" meta:image-count="0" meta:object-count="0" meta:page-count="1" meta:paragraph-count="7" meta:word-count="111" meta:character-count="707" meta:non-whitespace-character-count="599"/>
    <meta:user-defined meta:name="Info 1"/>
    <meta:user-defined meta:name="Info 2"/>
    <meta:user-defined meta:name="Info 3"/>
    <meta:user-defined meta:name="Info 4"/>
    <meta:template xlink:type="simple" xlink:actuate="onRequest" xlink:title="mediawiki" xlink:href="../../../../../../../../../Program%20Files/LibreOffice/share/extensions/wiki-publisher/templates/MediaWiki/mediawiki.ott" meta:date="2022-09-08T11:44:50.097000000"/>
  </office:meta>
</office:document-meta>
</file>